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1B8E7B27E894402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>
      <style:text-properties officeooo:paragraph-rsid="003f6b59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 style:list-style-name="L2">
      <style:text-properties officeooo:paragraph-rsid="003a30bd"/>
    </style:style>
    <style:style style:name="P8" style:family="paragraph" style:parent-style-name="Text_20_body" style:list-style-name="L3">
      <style:text-properties officeooo:paragraph-rsid="003a30bd"/>
    </style:style>
    <style:style style:name="P9" style:family="paragraph" style:parent-style-name="Text_20_body">
      <style:text-properties officeooo:paragraph-rsid="003a30bd"/>
    </style:style>
    <style:style style:name="P10" style:family="paragraph" style:parent-style-name="Text_20_body">
      <style:text-properties officeooo:paragraph-rsid="003f6b59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0be8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8bc04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a30bd"/>
    </style:style>
    <style:style style:name="P14" style:family="paragraph" style:parent-style-name="Text_20_body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officeooo:paragraph-rsid="003a30bd" fo:hyphenate="false" fo:hyphenation-remain-char-count="2" fo:hyphenation-push-char-count="2" loext:hyphenation-no-caps="false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90be8"/>
    </style:style>
    <style:style style:name="T7" style:family="text">
      <style:text-properties officeooo:rsid="002aa077"/>
    </style:style>
    <style:style style:name="T8" style:family="text">
      <style:text-properties officeooo:rsid="00339539"/>
    </style:style>
    <style:style style:name="T9" style:family="text">
      <style:text-properties officeooo:rsid="003806c0"/>
    </style:style>
    <style:style style:name="T10" style:family="text">
      <style:text-properties officeooo:rsid="0038bc04"/>
    </style:style>
    <style:style style:name="T11" style:family="text">
      <style:text-properties officeooo:rsid="003a30bd"/>
    </style:style>
    <style:style style:name="T12" style:family="text">
      <style:text-properties officeooo:rsid="003c4620"/>
    </style:style>
    <style:style style:name="T13" style:family="text">
      <style:text-properties officeooo:rsid="003f6b59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339539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Fuente_20_de_20_párrafo_20_predeter."><text:span text:style-name="T14">Ejercicios de </text:span></text:span><text:span text:style-name="Fuente_20_de_20_párrafo_20_predeter."><text:span text:style-name="T15">Programación</text:span></text:span><text:span text:style-name="Fuente_20_de_20_párrafo_20_predeter."><text:span text:style-name="T14">.</text:span></text:span></text:h>
      <text:h text:style-name="P5" text:outline-level="1" text:is-list-header="true"><text:span text:style-name="Fuente_20_de_20_párrafo_20_predeter."><text:span text:style-name="T13">EJE0405. Ejercicios de arrays y vectores.</text:span></text:span></text:h>
      <text:list xml:id="list1246378264" text:style-name="L1">
        <text:list-item>
          <text:p text:style-name="P11">Solicitar 10 números por teclado y <text:span text:style-name="T6">calcular su media aritmética</text:span>.</text:p>
        </text:list-item>
        <text:list-item>
          <text:p text:style-name="P11"><text:span text:style-name="Fuente_20_de_20_párrafo_20_predeter."><text:span text:style-name="T6">Solicitar 1o números por teclado. A continuación, solicitar otro. Buscar ese último número entre los 10 primeros y decir, en el caso de que esté, en qué lugar fue introducido.</text:span></text:span></text:p>
        </text:list-item>
        <text:list-item>
          <text:p text:style-name="P11"><text:span text:style-name="Fuente_20_de_20_párrafo_20_predeter."><text:span text:style-name="T6">Solicitar 10 números distintos por teclado y mostrarlos.</text:span></text:span></text:p>
        </text:list-item>
        <text:list-item>
          <text:p text:style-name="P11"><text:span text:style-name="Fuente_20_de_20_párrafo_20_predeter."><text:span text:style-name="T7">Solicitar</text:span></text:span><text:span text:style-name="Fuente_20_de_20_párrafo_20_predeter."> una cantidad no definida de datos y calcul</text:span><text:span text:style-name="Fuente_20_de_20_párrafo_20_predeter."><text:span text:style-name="T7">ar</text:span></text:span><text:span text:style-name="Fuente_20_de_20_párrafo_20_predeter."> su suma. Debe estar preparado para un máximo de 100 números, que pedirá de uno en uno. Cuando se introduzca un valor </text:span><text:span text:style-name="Fuente_20_de_20_párrafo_20_predeter."><text:span text:style-name="T7">cero</text:span></text:span><text:span text:style-name="Fuente_20_de_20_párrafo_20_predeter.">, mostrará la suma de todos los anteriores </text:span><text:span text:style-name="Fuente_20_de_20_párrafo_20_predeter."><text:span text:style-name="T7">y</text:span></text:span><text:span text:style-name="Fuente_20_de_20_párrafo_20_predeter."> </text:span><text:span text:style-name="Fuente_20_de_20_párrafo_20_predeter."><text:span text:style-name="T7">dará el número de datos introducidos.</text:span></text:span></text:p>
        </text:list-item>
        <text:list-item>
          <text:p text:style-name="P11"><text:span text:style-name="Fuente_20_de_20_párrafo_20_predeter.">Crear un programa que pida al usuario 10 números </text:span><text:span text:style-name="Fuente_20_de_20_párrafo_20_predeter."><text:span text:style-name="T10">decimales</text:span></text:span><text:span text:style-name="Fuente_20_de_20_párrafo_20_predeter.">, calcule su media y luego muestre los que están por encima de la media.</text:span></text:p>
        </text:list-item>
        <text:list-item>
          <text:p text:style-name="P12"><text:span text:style-name="Fuente_20_de_20_párrafo_20_predeter."><text:span text:style-name="T10">Recogidos los datos del nombre de diez alumnos, y la nota que han obtenido en un examen, calcular la media de las notas de los diez alumnos, e indicar el nombre de los alumnos que tienen una nota inferior a la media.</text:span></text:span></text:p>
        </text:list-item>
        <text:list-item>
          <text:p text:style-name="P13"><text:span text:style-name="Fuente_20_de_20_párrafo_20_predeter."><text:span text:style-name="T11">Crear un string con 100 letras entre la A y la Z de forma aleatoria. A continuación, calcular cuántas veces aparece cada letra en dicho string, y mostrar este resultado por pantalla, indicando la letra, y el número de veces que aparece.</text:span></text:span></text:p>
        </text:list-item>
      </text:list>
      <text:p text:style-name="P14"><text:span text:style-name="Fuente_20_de_20_párrafo_20_predeter."/></text:p>
      <text:p text:style-name="P14"><text:span text:style-name="Fuente_20_de_20_párrafo_20_predeter."/></text:p>
      <text:p text:style-name="P14"><text:span text:style-name="Fuente_20_de_20_párrafo_20_predeter."/></text:p>
      <text:list xml:id="list193533642402552" text:continue-numbering="true" text:style-name="L1">
        <text:list-item>
          <text:p text:style-name="P13"><text:soft-page-break/><text:span text:style-name="Fuente_20_de_20_párrafo_20_predeter.">Se tiene la siguiente información:</text:span></text:p>
        </text:list-item>
      </text:list>
      <text:list xml:id="list3407429570" text:style-name="L2">
        <text:list-item>
          <text:p text:style-name="P7"><text:span text:style-name="Fuente_20_de_20_párrafo_20_predeter.">Nombres de 4 </text:span><text:span text:style-name="Fuente_20_de_20_párrafo_20_predeter."><text:span text:style-name="T12">empleados</text:span></text:span><text:span text:style-name="Fuente_20_de_20_párrafo_20_predeter.">.</text:span></text:p>
        </text:list-item>
        <text:list-item>
          <text:p text:style-name="P7"><text:span text:style-name="Fuente_20_de_20_párrafo_20_predeter.">Ingresos en concepto de sueldo, cobrado por cada </text:span><text:span text:style-name="Fuente_20_de_20_párrafo_20_predeter."><text:span text:style-name="T12">empleado</text:span></text:span><text:span text:style-name="Fuente_20_de_20_párrafo_20_predeter.">, en los últimos 3 meses.</text:span></text:p>
        </text:list-item>
      </text:list>
      <text:list xml:id="list193533414655536" text:continue-list="list193533642402552" text:style-name="L1">
        <text:list-header>
          <text:p text:style-name="P13"><text:span text:style-name="Fuente_20_de_20_párrafo_20_predeter.">Realizar un programa para:</text:span></text:p>
        </text:list-header>
      </text:list>
      <text:list xml:id="list862412709" text:style-name="L3">
        <text:list-item>
          <text:p text:style-name="P8"><text:span text:style-name="Fuente_20_de_20_párrafo_20_predeter.">Realizar el ingreso de la información mencionada. </text:span></text:p>
        </text:list-item>
        <text:list-item>
          <text:p text:style-name="P8"><text:span text:style-name="Fuente_20_de_20_párrafo_20_predeter.">Generar un vector que contenga el ingreso acumulado en sueldos en los últimos 3 meses para cada operario.</text:span></text:p>
        </text:list-item>
        <text:list-item>
          <text:p text:style-name="P8"><text:span text:style-name="Fuente_20_de_20_párrafo_20_predeter.">Mostrar por pantalla el total pagado en sueldos a todos los operarios en los últimos 3 meses </text:span></text:p>
        </text:list-item>
        <text:list-item>
          <text:p text:style-name="P8"><text:span text:style-name="Fuente_20_de_20_párrafo_20_predeter.">Obtener el nombre del operario que tuvo el mayor ingreso acumulado.</text:span></text:p>
        </text:list-item>
      </text:list>
      <text:p text:style-name="P9"><text:span text:style-name="Fuente_20_de_20_párrafo_20_predeter."/></text:p>
      <text:p text:style-name="P10"><text:span text:style-name="Fuente_20_de_20_párrafo_20_predeter."><text:span text:style-name="T13">(9) </text:span></text:span><text:span text:style-name="Fuente_20_de_20_párrafo_20_predeter."><text:span text:style-name="T6">Solicitar 10 números por teclado y mostrarlos de menor a mayo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style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0.43cm" svg:y="0.018cm" svg:width="17cm" svg:height="1.767cm" draw:z-index="1"><draw:image xlink:href="Pictures/1000000000000344000000571B8E7B27E894402F.png" xlink:type="simple" xlink:show="embed" xlink:actuate="onLoad" draw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TOCOLO PROGRAMACIONES CICLOS FORMATIVOS</dc:title>
    <meta:creation-date>2018-09-15T13:05:42.994000000</meta:creation-date>
    <meta:editing-cycles>30</meta:editing-cycles>
    <meta:editing-duration>P1DT2H7M55S</meta:editing-duration>
    <meta:generator>LibreOffice/7.0.3.1$Windows_X86_64 LibreOffice_project/d7547858d014d4cf69878db179d326fc3483e082</meta:generator>
    <dc:date>2021-11-11T19:35:31.913000000</dc:date>
    <meta:document-statistic meta:table-count="0" meta:image-count="1" meta:object-count="0" meta:page-count="2" meta:paragraph-count="22" meta:word-count="342" meta:character-count="1931" meta:non-whitespace-character-count="1621"/>
  </office:meta>
</office:document-meta>
</file>